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2" style:family="paragraph" style:parent-style-name="Default">
      <style:paragraph-properties fo:margin-left="0cm" fo:margin-right="0cm" style:line-height-at-least="0.353cm" fo:text-indent="0cm" style:auto-text-indent="false"/>
    </style:style>
    <style:style style:name="P3" style:family="paragraph" style:parent-style-name="Default">
      <loext:graphic-properties draw:fill="solid" draw:fill-color="#bdbdbd" draw:opacity="100%"/>
      <style:paragraph-properties fo:margin-left="0cm" fo:margin-right="0cm" style:line-height-at-least="0.353cm" fo:text-indent="0cm" style:auto-text-indent="false" fo:background-color="#bdbdbd" fo:padding="0.049cm" fo:border-left="none" fo:border-right="none" fo:border-top="none" fo:border-bottom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7_3689705162"/>Ghana is famous for its traditional Kente cloth, which is handwoven by skilled artisans.<text:bookmark-end text:name="__DdeLink__7_3689705162"/></text:p>
      <text:p text:style-name="P3">The Volta Lake in Ghana is one of the largest man-made lakes in the world, offering opportunities for fishing and water sports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29:48.387528046</meta:creation-date>
    <dc:date>2023-05-23T11:43:55.514463589</dc:date>
    <meta:editing-duration>PT8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6" meta:character-count="215" meta:non-whitespace-character-count="181"/>
  </office:meta>
</office:document-meta>
</file>